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2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2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1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7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8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2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1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60945454545" calcext:value-type="float">
            <text:p>8.651609454545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807531034483" calcext:value-type="float">
            <text:p>8.748075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1216" calcext:value-type="float">
            <text:p>8.79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911006896552" calcext:value-type="float">
            <text:p>8.829110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93224" calcext:value-type="float">
            <text:p>8.5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16672" calcext:value-type="float">
            <text:p>8.41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64924137931" calcext:value-type="float">
            <text:p>8.439649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5384" calcext:value-type="float">
            <text:p>8.549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91531034483" calcext:value-type="float">
            <text:p>8.6109153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10672" calcext:value-type="float">
            <text:p>8.69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69714285714" calcext:value-type="float">
            <text:p>8.73469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267612903226" calcext:value-type="float">
            <text:p>8.75267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81148387097" calcext:value-type="float">
            <text:p>9.122811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00096" calcext:value-type="float">
            <text:p>9.170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73496774194" calcext:value-type="float">
            <text:p>9.23573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8872" calcext:value-type="float">
            <text:p>9.40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3735483871" calcext:value-type="float">
            <text:p>9.5763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13348" calcext:value-type="float">
            <text:p>9.51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421316129032" calcext:value-type="float">
            <text:p>9.69421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47024" calcext:value-type="float">
            <text:p>9.73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86928" calcext:value-type="float">
            <text:p>9.70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79371428572" calcext:value-type="float">
            <text:p>9.9427937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1403870968" calcext:value-type="float">
            <text:p>10.00914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66383225807" calcext:value-type="float">
            <text:p>10.41663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724" calcext:value-type="float">
            <text:p>10.49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6907096774" calcext:value-type="float">
            <text:p>10.57769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4064" calcext:value-type="float">
            <text:p>10.66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8629677419" calcext:value-type="float">
            <text:p>10.64086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0621935484" calcext:value-type="float">
            <text:p>10.46506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3144" calcext:value-type="float">
            <text:p>10.4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0332903226" calcext:value-type="float">
            <text:p>10.45503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18688" calcext:value-type="float">
            <text:p>10.48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16670967742" calcext:value-type="float">
            <text:p>10.5116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604" calcext:value-type="float">
            <text:p>10.54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2939354839" calcext:value-type="float">
            <text:p>10.5862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96018064516" calcext:value-type="float">
            <text:p>10.84960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004" calcext:value-type="float">
            <text:p>10.95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2033548387" calcext:value-type="float">
            <text:p>11.20120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2544" calcext:value-type="float">
            <text:p>11.48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13476129032" calcext:value-type="float">
            <text:p>11.4213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10529032258" calcext:value-type="float">
            <text:p>11.2510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59904" calcext:value-type="float">
            <text:p>10.89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3455483871" calcext:value-type="float">
            <text:p>10.87634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81765517241" calcext:value-type="float">
            <text:p>10.8981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85259354839" calcext:value-type="float">
            <text:p>10.918525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131" calcext:value-type="float">
            <text:p>10.954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4655483871" calcext:value-type="float">
            <text:p>11.0744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6216" calcext:value-type="float">
            <text:p>11.1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24121290323" calcext:value-type="float">
            <text:p>11.2124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6136" calcext:value-type="float">
            <text:p>11.33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7943225807" calcext:value-type="float">
            <text:p>11.28379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6390967742" calcext:value-type="float">
            <text:p>11.0496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65848" calcext:value-type="float">
            <text:p>10.87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59403870968" calcext:value-type="float">
            <text:p>11.07594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92384" calcext:value-type="float">
            <text:p>11.22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77677419355" calcext:value-type="float">
            <text:p>11.267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04448275862" calcext:value-type="float">
            <text:p>11.3104448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84211612903" calcext:value-type="float">
            <text:p>11.35842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37881290323" calcext:value-type="float">
            <text:p>11.5537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25904" calcext:value-type="float">
            <text:p>11.63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00978064516" calcext:value-type="float">
            <text:p>11.7700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6688" calcext:value-type="float">
            <text:p>11.92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4776774194" calcext:value-type="float">
            <text:p>11.84747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4867096774" calcext:value-type="float">
            <text:p>11.61248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87224" calcext:value-type="float">
            <text:p>11.41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92944516129" calcext:value-type="float">
            <text:p>11.38929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884" calcext:value-type="float">
            <text:p>11.39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2227096774" calcext:value-type="float">
            <text:p>11.40522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2325714286" calcext:value-type="float">
            <text:p>11.44023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7581935484" calcext:value-type="float">
            <text:p>11.46175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87158709677" calcext:value-type="float">
            <text:p>11.52871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7556" calcext:value-type="float">
            <text:p>11.582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01356129032" calcext:value-type="float">
            <text:p>11.63013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2184" calcext:value-type="float">
            <text:p>11.70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09538064516" calcext:value-type="float">
            <text:p>11.76095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77585806452" calcext:value-type="float">
            <text:p>11.58775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2568" calcext:value-type="float">
            <text:p>11.55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354483871" calcext:value-type="float">
            <text:p>11.562354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5608" calcext:value-type="float">
            <text:p>11.57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86521290323" calcext:value-type="float">
            <text:p>11.60865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7825714286" calcext:value-type="float">
            <text:p>11.6497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25790967742" calcext:value-type="float">
            <text:p>11.71257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1543225807" calcext:value-type="float">
            <text:p>11.87815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75148" calcext:value-type="float">
            <text:p>11.967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3901935484" calcext:value-type="float">
            <text:p>12.07339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611862069" calcext:value-type="float">
            <text:p>12.239611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9956" calcext:value-type="float">
            <text:p>12.232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39256" calcext:value-type="float">
            <text:p>12.05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9272" calcext:value-type="float">
            <text:p>11.63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516137931" calcext:value-type="float">
            <text:p>11.644516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9528" calcext:value-type="float">
            <text:p>11.66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1431111111" calcext:value-type="float">
            <text:p>11.7001431111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6616" calcext:value-type="float">
            <text:p>11.71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02395" calcext:value-type="float">
            <text:p>11.0602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9223" calcext:value-type="float">
            <text:p>11.309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57448571429" calcext:value-type="float">
            <text:p>11.56574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1502222222" calcext:value-type="float">
            <text:p>11.644150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375714286" calcext:value-type="float">
            <text:p>11.518337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1088571429" calcext:value-type="float">
            <text:p>11.04910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55653333333" calcext:value-type="float">
            <text:p>10.91556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21786666667" calcext:value-type="float">
            <text:p>10.91217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9808" calcext:value-type="float">
            <text:p>10.9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1885714286" calcext:value-type="float">
            <text:p>10.3261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814032" calcext:value-type="float">
            <text:p>10.358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04683076923" calcext:value-type="float">
            <text:p>10.370468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8388571429" calcext:value-type="float">
            <text:p>10.15883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5224" calcext:value-type="float">
            <text:p>10.19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8552" calcext:value-type="float">
            <text:p>10.2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8450909091" calcext:value-type="float">
            <text:p>10.259845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3293333333" calcext:value-type="float">
            <text:p>10.043329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27" calcext:value-type="float">
            <text:p>10.1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7216" calcext:value-type="float">
            <text:p>10.2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3688" calcext:value-type="float">
            <text:p>10.2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26472727273" calcext:value-type="float">
            <text:p>11.48264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4448" calcext:value-type="float">
            <text:p>11.28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43568" calcext:value-type="float">
            <text:p>11.08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40124137931" calcext:value-type="float">
            <text:p>11.214012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71276" calcext:value-type="float">
            <text:p>11.257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2024" calcext:value-type="float">
            <text:p>11.19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65619310345" calcext:value-type="float">
            <text:p>11.406561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43964" calcext:value-type="float">
            <text:p>11.604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4651034483" calcext:value-type="float">
            <text:p>11.643465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43148" calcext:value-type="float">
            <text:p>11.764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79617777778" calcext:value-type="float">
            <text:p>11.857961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4488" calcext:value-type="float">
            <text:p>11.94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7978064516" calcext:value-type="float">
            <text:p>12.4177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8652" calcext:value-type="float">
            <text:p>12.535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58281290323" calcext:value-type="float">
            <text:p>12.63582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9704" calcext:value-type="float">
            <text:p>12.7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01424516129" calcext:value-type="float">
            <text:p>12.84014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0913548387" calcext:value-type="float">
            <text:p>12.59109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3624" calcext:value-type="float">
            <text:p>12.34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7019354839" calcext:value-type="float">
            <text:p>12.326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206" calcext:value-type="float">
            <text:p>12.316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92178064516" calcext:value-type="float">
            <text:p>12.34921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35380645161" calcext:value-type="float">
            <text:p>12.4535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87027096774" calcext:value-type="float">
            <text:p>12.57870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48844" calcext:value-type="float">
            <text:p>12.714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42430967742" calcext:value-type="float">
            <text:p>12.83424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6996" calcext:value-type="float">
            <text:p>12.912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5473548387" calcext:value-type="float">
            <text:p>12.81054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99058064516" calcext:value-type="float">
            <text:p>12.5199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32468" calcext:value-type="float">
            <text:p>12.363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7411612903" calcext:value-type="float">
            <text:p>12.39474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59772" calcext:value-type="float">
            <text:p>12.415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90152258065" calcext:value-type="float">
            <text:p>12.44901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2653793103" calcext:value-type="float">
            <text:p>12.502265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26472258065" calcext:value-type="float">
            <text:p>12.55264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5383225807" calcext:value-type="float">
            <text:p>12.664538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4312" calcext:value-type="float">
            <text:p>12.74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7636129032" calcext:value-type="float">
            <text:p>12.844763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4536" calcext:value-type="float">
            <text:p>12.9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89593548387" calcext:value-type="float">
            <text:p>13.0589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05184516129" calcext:value-type="float">
            <text:p>12.80051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5132" calcext:value-type="float">
            <text:p>12.386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80117419355" calcext:value-type="float">
            <text:p>12.4580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1528" calcext:value-type="float">
            <text:p>12.50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93042580645" calcext:value-type="float">
            <text:p>12.5493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3825714286" calcext:value-type="float">
            <text:p>12.64038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42722580645" calcext:value-type="float">
            <text:p>12.6742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0913548387" calcext:value-type="float">
            <text:p>12.59109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0456" calcext:value-type="float">
            <text:p>12.63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5076129032" calcext:value-type="float">
            <text:p>12.70150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5528" calcext:value-type="float">
            <text:p>12.7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7532903226" calcext:value-type="float">
            <text:p>12.78675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7589677419" calcext:value-type="float">
            <text:p>12.47575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97396" calcext:value-type="float">
            <text:p>12.089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7024516129" calcext:value-type="float">
            <text:p>11.9867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1232" calcext:value-type="float">
            <text:p>12.06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16743225806" calcext:value-type="float">
            <text:p>12.10167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5137" calcext:value-type="float">
            <text:p>12.1451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0864516129" calcext:value-type="float">
            <text:p>12.160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3267096774" calcext:value-type="float">
            <text:p>12.11032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91832" calcext:value-type="float">
            <text:p>12.15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15950967742" calcext:value-type="float">
            <text:p>12.22159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54872" calcext:value-type="float">
            <text:p>12.30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09956129032" calcext:value-type="float">
            <text:p>12.16099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8391483871" calcext:value-type="float">
            <text:p>11.8583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5224" calcext:value-type="float">
            <text:p>11.85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5008" calcext:value-type="float">
            <text:p>12.10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0041290323" calcext:value-type="float">
            <text:p>12.13900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7728571429" calcext:value-type="float">
            <text:p>12.17077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1103483871" calcext:value-type="float">
            <text:p>12.22110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02531612903" calcext:value-type="float">
            <text:p>12.3002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29572" calcext:value-type="float">
            <text:p>12.382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5327741936" calcext:value-type="float">
            <text:p>12.50953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8188" calcext:value-type="float">
            <text:p>12.621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2100645161" calcext:value-type="float">
            <text:p>12.4962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50712258065" calcext:value-type="float">
            <text:p>12.13507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02556" calcext:value-type="float">
            <text:p>11.900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7303225806" calcext:value-type="float">
            <text:p>11.9147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66678709677" calcext:value-type="float">
            <text:p>11.9066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18537931035" calcext:value-type="float">
            <text:p>11.941853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1541935484" calcext:value-type="float">
            <text:p>11.9631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03957419355" calcext:value-type="float">
            <text:p>11.72039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39084" calcext:value-type="float">
            <text:p>11.76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5291612903" calcext:value-type="float">
            <text:p>11.84152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82464" calcext:value-type="float">
            <text:p>11.92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6656516129" calcext:value-type="float">
            <text:p>11.7666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05321290323" calcext:value-type="float">
            <text:p>11.41053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78568" calcext:value-type="float">
            <text:p>11.14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7726451613" calcext:value-type="float">
            <text:p>11.08577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308" calcext:value-type="float">
            <text:p>11.10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21722580645" calcext:value-type="float">
            <text:p>11.11217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8822" calcext:value-type="float">
            <text:p>11.148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76464516129" calcext:value-type="float">
            <text:p>11.1576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1636" calcext:value-type="float">
            <text:p>10.783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55126896552" calcext:value-type="float">
            <text:p>10.815512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7184" calcext:value-type="float">
            <text:p>10.87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94670344828" calcext:value-type="float">
            <text:p>10.949467034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9896" calcext:value-type="float">
            <text:p>10.91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35656" calcext:value-type="float">
            <text:p>10.44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624055172414" calcext:value-type="float">
            <text:p>9.886240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80984" calcext:value-type="float">
            <text:p>9.72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45503448276" calcext:value-type="float">
            <text:p>9.710455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26552" calcext:value-type="float">
            <text:p>9.71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48533333333" calcext:value-type="float">
            <text:p>9.767485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38923076923" calcext:value-type="float">
            <text:p>9.7963892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3352" calcext:value-type="float">
            <text:p>10.07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5168" calcext:value-type="float">
            <text:p>10.07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97171428571" calcext:value-type="float">
            <text:p>9.84297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950828571429" calcext:value-type="float">
            <text:p>9.999508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5697931035" calcext:value-type="float">
            <text:p>10.0505697931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44579310345" calcext:value-type="float">
            <text:p>9.820445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694" calcext:value-type="float">
            <text:p>9.80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6116" calcext:value-type="float">
            <text:p>9.922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0562857143" calcext:value-type="float">
            <text:p>10.19305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2046896552" calcext:value-type="float">
            <text:p>10.256204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67766153846" calcext:value-type="float">
            <text:p>10.3167766153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93111724138" calcext:value-type="float">
            <text:p>10.359311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7815483871" calcext:value-type="float">
            <text:p>10.2978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8112" calcext:value-type="float">
            <text:p>10.32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26678709677" calcext:value-type="float">
            <text:p>10.3826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34132" calcext:value-type="float">
            <text:p>10.443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04180645161" calcext:value-type="float">
            <text:p>10.3504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106361290323" calcext:value-type="float">
            <text:p>9.91106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81164" calcext:value-type="float">
            <text:p>9.618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941290322581" calcext:value-type="float">
            <text:p>9.55941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76848" calcext:value-type="float">
            <text:p>9.51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02024516129" calcext:value-type="float">
            <text:p>9.5102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19806896552" calcext:value-type="float">
            <text:p>9.533198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37300985600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30825806452" calcext:value-type="float">
            <text:p>9.533308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2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76" meta:object-count="0"/>
    <meta:user-defined meta:name="AppVersion">3.0</meta:user-defined>
  </office:meta>
</office:document-meta>
</file>